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ágrafodaLista" style:master-page-name="MP0" style:family="paragraph">
      <style:paragraph-properties fo:break-before="page" fo:text-align="center" fo:margin-left="0.5729in">
        <style:tab-stops/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2" style:parent-style-name="ParágrafodaLista" style:family="paragraph">
      <style:paragraph-properties fo:margin-left="0.5729in">
        <style:tab-stops/>
      </style:paragraph-properties>
    </style:style>
    <style:style style:name="P3" style:parent-style-name="ParágrafodaLista" style:family="paragraph">
      <style:paragraph-properties fo:margin-left="0.5729in">
        <style:tab-stops/>
      </style:paragraph-properties>
    </style:style>
    <style:style style:name="T4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ParágrafodaLista" style:family="paragraph">
      <style:paragraph-properties fo:margin-left="0.5729in">
        <style:tab-stops/>
      </style:paragraph-properties>
    </style:style>
    <style:style style:name="P6" style:parent-style-name="ParágrafodaLista" style:family="paragraph">
      <style:paragraph-properties fo:margin-left="0.572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" style:parent-style-name="ParágrafodaLista" style:family="paragraph">
      <style:paragraph-properties fo:margin-left="0.5729in">
        <style:tab-stops/>
      </style:paragraph-properties>
    </style:style>
    <style:style style:name="T8" style:parent-style-name="Fonteparág.padrão" style:family="text">
      <style:text-properties fo:font-size="16pt" style:font-size-asian="16pt" style:font-size-complex="16pt"/>
    </style:style>
    <style:style style:name="P9" style:parent-style-name="ParágrafodaLista" style:family="paragraph">
      <style:paragraph-properties fo:margin-left="0.572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" style:parent-style-name="ParágrafodaLista" style:family="paragraph">
      <style:paragraph-properties fo:margin-left="0.5729in">
        <style:tab-stops/>
      </style:paragraph-properties>
      <style:text-properties fo:font-size="16pt" style:font-size-asian="16pt" style:font-size-complex="16pt"/>
    </style:style>
    <style:style style:name="P11" style:parent-style-name="ParágrafodaLista" style:list-style-name="LFO2" style:family="paragraph"/>
    <style:style style:name="P12" style:parent-style-name="ParágrafodaLista" style:list-style-name="LFO2" style:family="paragraph"/>
    <style:style style:name="P13" style:parent-style-name="ParágrafodaLista" style:list-style-name="LFO2" style:family="paragraph"/>
    <style:style style:name="P14" style:parent-style-name="ParágrafodaLista" style:list-style-name="LFO2" style:family="paragraph"/>
    <style:style style:name="P15" style:parent-style-name="ParágrafodaLista" style:list-style-name="LFO2" style:family="paragraph"/>
    <style:style style:name="P16" style:parent-style-name="ParágrafodaLista" style:family="paragraph">
      <style:paragraph-properties fo:margin-left="0.5729in">
        <style:tab-stops/>
      </style:paragraph-properties>
      <style:text-properties fo:font-weight="bold" style:font-weight-asian="bold" style:font-weight-complex="bold"/>
    </style:style>
    <style:style style:name="P17" style:parent-style-name="ParágrafodaLista" style:family="paragraph">
      <style:paragraph-properties fo:margin-left="0.572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8" style:parent-style-name="ParágrafodaLista" style:family="paragraph">
      <style:paragraph-properties fo:margin-left="0.5729in">
        <style:tab-stops/>
      </style:paragraph-properties>
      <style:text-properties fo:font-size="16pt" style:font-size-asian="16pt" style:font-size-complex="16pt"/>
    </style:style>
    <style:style style:name="P19" style:parent-style-name="ParágrafodaLista" style:list-style-name="LFO3" style:family="paragraph"/>
    <style:style style:name="P20" style:parent-style-name="ParágrafodaLista" style:list-style-name="LFO3" style:family="paragraph"/>
    <style:style style:name="P21" style:parent-style-name="ParágrafodaLista" style:list-style-name="LFO3" style:family="paragraph"/>
    <style:style style:name="P22" style:parent-style-name="ParágrafodaLista" style:list-style-name="LFO3" style:family="paragraph"/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ParágrafodaLista" style:family="paragraph">
      <style:paragraph-properties fo:margin-left="0.572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5" style:parent-style-name="ParágrafodaLista" style:family="paragraph">
      <style:paragraph-properties fo:margin-left="0.5729in">
        <style:tab-stops/>
      </style:paragraph-properties>
      <style:text-properties fo:font-size="16pt" style:font-size-asian="16pt" style:font-size-complex="16pt"/>
    </style:style>
    <style:style style:name="P26" style:parent-style-name="ParágrafodaLista" style:list-style-name="LFO4" style:family="paragraph"/>
    <style:style style:name="P27" style:parent-style-name="ParágrafodaLista" style:list-style-name="LFO4" style:family="paragraph"/>
    <style:style style:name="P28" style:parent-style-name="ParágrafodaLista" style:list-style-name="LFO4" style:family="paragraph"/>
    <style:style style:name="P29" style:parent-style-name="ParágrafodaLista" style:family="paragraph">
      <style:paragraph-properties fo:margin-left="0.5729in">
        <style:tab-stops/>
      </style:paragraph-properties>
    </style:style>
  </office:automatic-styles>
  <office:body>
    <office:text text:use-soft-page-breaks="true">
      <text:p text:style-name="P1">Problema do Dia a Dia</text:p>
      <text:p text:style-name="P2"/>
      <text:p text:style-name="P3"><text:span text:style-name="T4">Descrição:</text:span></text:p>
      <text:p text:style-name="P5"><text:line-break/>Há uma dificuldade recorrente no processo de arquivamento e auditoria de documentos, especialmente na identificação de erros e na melhoria contínua dos procedimentos.</text:p>
      <text:p text:style-name="P6">Decomposição do Problema:</text:p>
      <text:p text:style-name="P7"><text:span text:style-name="T8"><text:line-break/></text:span>O processo atual apresenta limitações que impactam diretamente a eficiência da auditoria, tornando-a demorada e pouco prática, principalmente quando se trata de grandes volumes de documentos.</text:p>
      <text:p text:style-name="P9">Principais Dificuldades:</text:p>
      <text:p text:style-name="P10"/>
      <text:list text:style-name="LFO2" text:continue-numbering="true">
        <text:list-item>
          <text:p text:style-name="P11">Auditoria de documentos extensos, com muitas páginas, exigindo longas horas de análise;<text:s/></text:p>
        </text:list-item>
        <text:list-item>
          <text:p text:style-name="P12">Identificação demorada dos funcionários relacionados aos documentos;<text:s/></text:p>
        </text:list-item>
        <text:list-item>
          <text:p text:style-name="P13">Dificuldade em localizar e validar informações como matrículas e empresas vinculadas;<text:s/></text:p>
        </text:list-item>
        <text:list-item>
          <text:p text:style-name="P14">Falta de controle claro sobre a quantidade de documentos por funcionário;<text:s/></text:p>
        </text:list-item>
        <text:list-item>
          <text:p text:style-name="P15">Tempo excessivo gasto para concluir a auditoria completa.<text:s/></text:p>
        </text:list-item>
      </text:list>
      <text:p text:style-name="P16"/>
      <text:p text:style-name="P17">Padrões de Erros Recorrentes:</text:p>
      <text:p text:style-name="P18"/>
      <text:list text:style-name="LFO3" text:continue-numbering="true">
        <text:list-item>
          <text:p text:style-name="P19">Volume elevado de páginas para análise manual;<text:s/></text:p>
        </text:list-item>
        <text:list-item>
          <text:p text:style-name="P20">Demora na identificação dos responsáveis (funcionários);<text:s/></text:p>
        </text:list-item>
        <text:list-item>
          <text:p text:style-name="P21">Dificuldade na identificação de matrículas e vínculos empresariais;<text:s/></text:p>
        </text:list-item>
        <text:list-item>
          <text:p text:style-name="P22">Ausência de consolidação do número de documentos por colaborador.<text:s/></text:p>
        </text:list-item>
      </text:list>
      <text:p text:style-name="P23"/>
      <text:p text:style-name="P24">Melhorias Propostas no Processo:</text:p>
      <text:p text:style-name="P25"/>
      <text:list text:style-name="LFO4" text:continue-numbering="true">
        <text:list-item>
          <text:p text:style-name="P26">Implementar o uso de OCR ao final da auditoria para tornar todos os documentos pesquisáveis;<text:s/></text:p>
        </text:list-item>
        <text:list-item>
          <text:p text:style-name="P27">Converter os arquivos para o formato PDF/A após o OCR, garantindo padronização e conformidade;<text:s/></text:p>
        </text:list-item>
        <text:list-item>
          <text:p text:style-name="P28">Preparar os documentos para assinatura digital pelo gestor da equipe, assegurando validação formal e rastreabilidade.</text:p>
        </text:list-item>
      </text:list>
      <text:p text:style-name="P2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22T22:47:00Z</meta:creation-date>
    <dc:date>2026-04-22T22:58:00Z</dc:date>
    <meta:template xlink:href="Normal" xlink:type="simple"/>
    <meta:editing-cycles>1</meta:editing-cycles>
    <meta:editing-duration>PT660S</meta:editing-duration>
    <meta:document-statistic meta:page-count="2" meta:paragraph-count="2" meta:word-count="225" meta:character-count="1444" meta:row-count="10" meta:non-whitespace-character-count="1221"/>
  </office:meta>
</office:document-meta>
</file>